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634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/>
    </style:style>
    <style:style style:name="ce2" style:family="table-cell" style:parent-style-name="Default" style:data-style-name="N0">
      <style:table-cell-properties fo:wrap-option="wrap"/>
      <style:text-properties style:font-name="Arial" fo:font-size="10pt" style:font-size-asian="10pt" style:font-size-complex="10pt" fo:hyphenate="true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file</text:p>
          </table:table-cell>
          <table:table-cell office:value-type="string">
            <text:p>artist</text:p>
          </table:table-cell>
          <table:table-cell office:value-type="string">
            <text:p>mental-verb</text:p>
          </table:table-cell>
          <table:table-cell table:number-columns-repeated="1021"/>
        </table:table-row>
        <table:table-row table:style-name="ro1">
          <table:table-cell office:value-type="string">
            <text:p>chris_bell.1.tkzd.txt</text:p>
          </table:table-cell>
          <table:table-cell table:style-name="ce3" office:value-type="string">
            <text:p>Chris Bell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hris_bell.2.tkzd.txt</text:p>
          </table:table-cell>
          <table:table-cell table:style-name="ce3" office:value-type="string">
            <text:p>Chris Bel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chris_bell.3.tkzd.txt</text:p>
          </table:table-cell>
          <table:table-cell table:style-name="ce3" office:value-type="string">
            <text:p>Chris Be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hris_bell.4.tkzd.txt</text:p>
          </table:table-cell>
          <table:table-cell table:style-name="ce3" office:value-type="string">
            <text:p>Chris Bell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chris_bell.5.tkzd.txt</text:p>
          </table:table-cell>
          <table:table-cell table:style-name="ce3" office:value-type="string">
            <text:p>Chris Bell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chris_bell.6.tkzd.txt</text:p>
          </table:table-cell>
          <table:table-cell table:style-name="ce3" office:value-type="string">
            <text:p>Chris Bell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chris_bell.7.tkzd.txt</text:p>
          </table:table-cell>
          <table:table-cell table:style-name="ce3" office:value-type="string">
            <text:p>Chris Bel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hris_bell.8.tkzd.txt</text:p>
          </table:table-cell>
          <table:table-cell table:style-name="ce3" office:value-type="string">
            <text:p>Chris Bell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hris_bell.9.tkzd.txt</text:p>
          </table:table-cell>
          <table:table-cell table:style-name="ce3" office:value-type="string">
            <text:p>Chris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hris_bell.10.tkzd.txt</text:p>
          </table:table-cell>
          <table:table-cell table:style-name="ce3" office:value-type="string">
            <text:p>Chris Bel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chris_bell.11.tkzd.txt</text:p>
          </table:table-cell>
          <table:table-cell table:style-name="ce3" office:value-type="string">
            <text:p>Chris Bell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chris_bell.12.tkzd.txt</text:p>
          </table:table-cell>
          <table:table-cell table:style-name="ce3" office:value-type="string">
            <text:p>Chris Bell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chuck_schuldiner.1.tkzd.txt</text:p>
          </table:table-cell>
          <table:table-cell table:style-name="ce3" office:value-type="string">
            <text:p>Chuck Schuldin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uck Schuldiner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uck Schuldiner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uck Schuldiner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uck Schuldiner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uck Schuldiner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1.tkzd.txt</text:p>
          </table:table-cell>
          <table:table-cell table:style-name="ce3" office:value-type="string">
            <text:p>John Lenn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3.tkzd.txt</text:p>
          </table:table-cell>
          <table:table-cell table:style-name="ce3" office:value-type="string">
            <text:p>John Le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ohn_lennon.4.tkzd.txt</text:p>
          </table:table-cell>
          <table:table-cell table:style-name="ce3" office:value-type="string">
            <text:p>John Lennon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6.tkzd.txt</text:p>
          </table:table-cell>
          <table:table-cell table:style-name="ce3" office:value-type="string">
            <text:p>John Lenno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9.tkzd.txt</text:p>
          </table:table-cell>
          <table:table-cell table:style-name="ce3" office:value-type="string">
            <text:p>John Lenn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13.tkzd.txt</text:p>
          </table:table-cell>
          <table:table-cell table:style-name="ce3" office:value-type="string">
            <text:p>John Le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15.tkzd.txt</text:p>
          </table:table-cell>
          <table:table-cell table:style-name="ce3" office:value-type="string">
            <text:p>John Lenn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ohn_lennon.16.tkzd.txt</text:p>
          </table:table-cell>
          <table:table-cell table:style-name="ce3" office:value-type="string">
            <text:p>John Lennon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John Lenn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john_lennon.19.tkzd.txt</text:p>
          </table:table-cell>
          <table:table-cell table:style-name="ce3" office:value-type="string">
            <text:p>John Lenn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ohn_lennon.20.tkzd.txt</text:p>
          </table:table-cell>
          <table:table-cell table:style-name="ce3" office:value-type="string">
            <text:p>John Lennon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neil_young.1.tkzd.txt</text:p>
          </table:table-cell>
          <table:table-cell table:style-name="ce3" office:value-type="string">
            <text:p>Neil You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neil_young.2.tkzd.txt</text:p>
          </table:table-cell>
          <table:table-cell table:style-name="ce3" office:value-type="string">
            <text:p>Neil You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neil_young.3.tkzd.txt</text:p>
          </table:table-cell>
          <table:table-cell table:style-name="ce3" office:value-type="string">
            <text:p>Neil You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neil_young.4.tkzd.txt</text:p>
          </table:table-cell>
          <table:table-cell table:style-name="ce3" office:value-type="string">
            <text:p>Neil You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Neil Young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eil_young.6.tkzd.txt</text:p>
          </table:table-cell>
          <table:table-cell table:style-name="ce3" office:value-type="string">
            <text:p>Neil You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Neil Young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eil_young.8.tkzd.txt</text:p>
          </table:table-cell>
          <table:table-cell table:style-name="ce3" office:value-type="string">
            <text:p>Neil You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neil_young.9.tkzd.txt</text:p>
          </table:table-cell>
          <table:table-cell table:style-name="ce3" office:value-type="string">
            <text:p>Neil Young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neil_young.10.tkzd.txt</text:p>
          </table:table-cell>
          <table:table-cell table:style-name="ce3" office:value-type="string">
            <text:p>Neil You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George Harris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George Harris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George Harris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george_harrison.4.tkzd.txt</text:p>
          </table:table-cell>
          <table:table-cell table:style-name="ce3" office:value-type="string">
            <text:p>George Harris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George Harris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george_harrison.6.tkzd.txt</text:p>
          </table:table-cell>
          <table:table-cell table:style-name="ce3" office:value-type="string">
            <text:p>George Harris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orge_harrison.7.tkzd.txt</text:p>
          </table:table-cell>
          <table:table-cell table:style-name="ce3" office:value-type="string">
            <text:p>George Harriso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George Harrison</text:p>
          </table:table-cell>
          <table:table-cell table:style-name="ce4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tephen_gately.1.tkzd.txt</text:p>
          </table:table-cell>
          <table:table-cell table:style-name="ce3" office:value-type="string">
            <text:p>Stephen Gately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stephen_gately.2.tkzd.txt</text:p>
          </table:table-cell>
          <table:table-cell table:style-name="ce3" office:value-type="string">
            <text:p>Stephen Gatel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stephen_gately.3.tkzd.txt</text:p>
          </table:table-cell>
          <table:table-cell table:style-name="ce3" office:value-type="string">
            <text:p>Stephen Gatel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stephen_gately.4.tkzd.txt</text:p>
          </table:table-cell>
          <table:table-cell table:style-name="ce3" office:value-type="string">
            <text:p>Stephen Gatel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stephen_gately.5.tkzd.txt</text:p>
          </table:table-cell>
          <table:table-cell table:style-name="ce3" office:value-type="string">
            <text:p>Stephen Gately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aul_simon.1.tkzd.txt</text:p>
          </table:table-cell>
          <table:table-cell table:style-name="ce3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aul_simon.2.tkzd.txt</text:p>
          </table:table-cell>
          <table:table-cell table:style-name="ce3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Paul Sim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aul_simon.4.tkzd.txt</text:p>
          </table:table-cell>
          <table:table-cell table:style-name="ce3" office:value-type="string">
            <text:p>Paul Simon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paul_simon.5.tkzd.txt</text:p>
          </table:table-cell>
          <table:table-cell table:style-name="ce3" office:value-type="string">
            <text:p>Paul Sim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paul_simon.6.tkzd.txt</text:p>
          </table:table-cell>
          <table:table-cell table:style-name="ce3" office:value-type="string">
            <text:p>Paul Simon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Paul Sim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aul_simon.8.tkzd.txt</text:p>
          </table:table-cell>
          <table:table-cell table:style-name="ce3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aul_simon.9.tkzd.txt</text:p>
          </table:table-cell>
          <table:table-cell table:style-name="ce3" office:value-type="string">
            <text:p>Paul Sim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aul_simon.10.tkzd.txt</text:p>
          </table:table-cell>
          <table:table-cell table:style-name="ce3" office:value-type="string">
            <text:p>Paul Simo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en_folds.4.tkzd.txt</text:p>
          </table:table-cell>
          <table:table-cell table:style-name="ce3" office:value-type="string">
            <text:p>Ben Fold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en_folds.5.tkzd.txt</text:p>
          </table:table-cell>
          <table:table-cell table:style-name="ce3" office:value-type="string">
            <text:p>Ben Fold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ben_folds.6.tkzd.txt</text:p>
          </table:table-cell>
          <table:table-cell table:style-name="ce3" office:value-type="string">
            <text:p>Ben Fold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ben_folds.7.tkzd.txt</text:p>
          </table:table-cell>
          <table:table-cell table:style-name="ce3" office:value-type="string">
            <text:p>Ben Fold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ben_folds.8.tkzd.txt</text:p>
          </table:table-cell>
          <table:table-cell table:style-name="ce3" office:value-type="string">
            <text:p>Ben Fold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ben_folds.9.tkzd.txt</text:p>
          </table:table-cell>
          <table:table-cell table:style-name="ce3" office:value-type="string">
            <text:p>Ben Fold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ben_folds.10.tkzd.txt</text:p>
          </table:table-cell>
          <table:table-cell table:style-name="ce3" office:value-type="string">
            <text:p>Ben Fold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1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2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3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4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5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6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7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10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11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12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michael_angelakos_-_gossamer.13.tkzd.txt</text:p>
          </table:table-cell>
          <table:table-cell table:style-name="ce3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1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2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4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5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6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8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9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michael_angelakos_-_manners.10.tkzd.txt</text:p>
          </table:table-cell>
          <table:table-cell table:style-name="ce3" office:value-type="string">
            <text:p>Michael Angelakos (Manners)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richard_manuel.1.tkzd.txt</text:p>
          </table:table-cell>
          <table:table-cell table:style-name="ce2" office:value-type="string">
            <text:p>Richard Manuel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richard_manuel.2.tkzd.txt</text:p>
          </table:table-cell>
          <table:table-cell table:style-name="ce2" office:value-type="string">
            <text:p>Richard Manu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ichard_manuel.3.tkzd.txt</text:p>
          </table:table-cell>
          <table:table-cell table:style-name="ce2" office:value-type="string">
            <text:p>Richard Manue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richard_manuel.4.tkzd.txt</text:p>
          </table:table-cell>
          <table:table-cell table:style-name="ce2" office:value-type="string">
            <text:p>Richard Manue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richard_manuel.5.tkzd.txt</text:p>
          </table:table-cell>
          <table:table-cell table:style-name="ce2" office:value-type="string">
            <text:p>Richard Manu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ichard_manuel.6.tkzd.txt</text:p>
          </table:table-cell>
          <table:table-cell table:style-name="ce2" office:value-type="string">
            <text:p>Richard Manue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richard_manuel.7.tkzd.txt</text:p>
          </table:table-cell>
          <table:table-cell table:style-name="ce2" office:value-type="string">
            <text:p>Richard Manue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richard_manuel.8.tkzd.txt</text:p>
          </table:table-cell>
          <table:table-cell table:style-name="ce2" office:value-type="string">
            <text:p>Richard Manue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Richard Manue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ichard_manuel.10.tkzd.txt</text:p>
          </table:table-cell>
          <table:table-cell table:style-name="ce2" office:value-type="string">
            <text:p>Richard Manue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oger Penzaben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oger Penzaben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Roger Penzaben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Roger Penzaben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Roger Penzaben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del_shannon.1.tkzd.txt</text:p>
          </table:table-cell>
          <table:table-cell table:style-name="ce2" office:value-type="string">
            <text:p>Del Shannon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del_shannon.2.tkzd.txt</text:p>
          </table:table-cell>
          <table:table-cell table:style-name="ce2" office:value-type="string">
            <text:p>Del Shann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el_shannon.3.tkzd.txt</text:p>
          </table:table-cell>
          <table:table-cell table:style-name="ce2" office:value-type="string">
            <text:p>Del Shanno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el_shannon.4.tkzd.txt</text:p>
          </table:table-cell>
          <table:table-cell table:style-name="ce2" office:value-type="string">
            <text:p>Del Shannon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Del Sha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el_shannon.6.tkzd.txt</text:p>
          </table:table-cell>
          <table:table-cell table:style-name="ce2" office:value-type="string">
            <text:p>Del Shannon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del_shannon.7.tkzd.txt</text:p>
          </table:table-cell>
          <table:table-cell table:style-name="ce2" office:value-type="string">
            <text:p>Del Shanno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Michael Hutchenc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Michael Hutchenc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ichael_hutchence.3.tkzd.txt</text:p>
          </table:table-cell>
          <table:table-cell table:style-name="ce2" office:value-type="string">
            <text:p>Michael Hutchenc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eter_bellamy.3.tkzd.txt</text:p>
          </table:table-cell>
          <table:table-cell table:style-name="ce2" office:value-type="string">
            <text:p>Peter Bellam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eter_bellamy.7.tkzd.txt</text:p>
          </table:table-cell>
          <table:table-cell table:style-name="ce2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eter_bellamy.11.tkzd.txt</text:p>
          </table:table-cell>
          <table:table-cell table:style-name="ce2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om_evans.1.tkzd.txt</text:p>
          </table:table-cell>
          <table:table-cell table:style-name="ce2" office:value-type="string">
            <text:p>Tom Evan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om_evans.3.tkzd.txt</text:p>
          </table:table-cell>
          <table:table-cell table:style-name="ce2" office:value-type="string">
            <text:p>Tom Evan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om_evans.4.tkzd.txt</text:p>
          </table:table-cell>
          <table:table-cell table:style-name="ce2" office:value-type="string">
            <text:p>Tom Evans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om_evans.6.tkzd.txt</text:p>
          </table:table-cell>
          <table:table-cell table:style-name="ce2" office:value-type="string">
            <text:p>Tom Eva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om_evans.10.tkzd.txt</text:p>
          </table:table-cell>
          <table:table-cell table:style-name="ce2" office:value-type="string">
            <text:p>Tom Evans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om_evans.13.tkzd.txt</text:p>
          </table:table-cell>
          <table:table-cell table:style-name="ce2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om_evans.14.tkzd.txt</text:p>
          </table:table-cell>
          <table:table-cell table:style-name="ce2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oug_hopkins.1.tkzd.txt</text:p>
          </table:table-cell>
          <table:table-cell table:style-name="ce2" office:value-type="string">
            <text:p>Doug Hopkins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doug_hopkins.2.tkzd.txt</text:p>
          </table:table-cell>
          <table:table-cell table:style-name="ce2" office:value-type="string">
            <text:p>Doug Hopki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Doug Hopki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oug_hopkins.4.tkzd.txt</text:p>
          </table:table-cell>
          <table:table-cell table:style-name="ce2" office:value-type="string">
            <text:p>Doug Hopkin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 table:number-rows-repeated="104840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6:Sheet1.AMJ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03:12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01:47:56</meta:creation-date>
    <meta:generator>LibreOffice/4.0.2.2$Linux_X86_64 LibreOffice_project/400m0$Build-2</meta:generator>
    <dc:date>2013-07-03T04:04:11</dc:date>
    <meta:editing-duration>PT25M28S</meta:editing-duration>
    <meta:editing-cycles>56</meta:editing-cycles>
    <meta:document-statistic meta:table-count="1" meta:cell-count="442" meta:object-count="0"/>
  </office:meta>
</office:document-meta>
</file>